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DefinitionTemplateImpl.PropertyDefinitionTemplat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efinitionTemplateImpl.getValueConstra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efinitionTemplateImpl.setDefaultValues( Value [ ] default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efinitionTemplateImpl.PropertyDefinitionTemplateImpl( PropertyDefinition 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DefinitionTemplateImpl.setRequiredType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efinitionTemplateImpl.getRequir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efinitionTemplateImpl.is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efinitionTemplateImpl.setMultiple( boolean multi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efinitionTemplateImpl.setValueConstraints( String [ ] constra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efinitionTemplateImpl.getDefaul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